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A000002660B9EEF8BBF3C2D5D.png" manifest:media-type="image/png"/>
  <manifest:file-entry manifest:full-path="Pictures/10000001000003F8000002DC952D03D5664E58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b2b2b2" draw:textarea-horizontal-align="justify" draw:textarea-vertical-align="middle" draw:auto-grow-height="false" fo:min-height="0.05cm" fo:min-width="1.2cm"/>
    </style:style>
    <style:style style:name="gr2" style:family="graphic" style:parent-style-name="standard">
      <style:graphic-properties svg:stroke-color="#666666" draw:fill-color="#b2b2b2" draw:textarea-horizontal-align="justify" draw:textarea-vertical-align="middle" draw:auto-grow-height="false" fo:min-height="0.05cm" fo:min-width="3.613cm"/>
    </style:style>
    <style:style style:name="gr3" style:family="graphic" style:parent-style-name="objectwithoutfill">
      <style:graphic-properties svg:stroke-color="#666666" draw:fill="solid" draw:textarea-vertical-align="middle"/>
    </style:style>
    <style:style style:name="gr4" style:family="graphic" style:parent-style-name="standard">
      <style:graphic-properties svg:stroke-color="#861141" draw:fill-color="#d62e4e" draw:textarea-horizontal-align="justify" draw:textarea-vertical-align="middle" draw:auto-grow-height="false" fo:min-height="0.05cm" fo:min-width="1.713cm"/>
    </style:style>
    <style:style style:name="gr5" style:family="graphic" style:parent-style-name="standard">
      <style:graphic-properties svg:stroke-color="#666666" draw:fill-color="#b2b2b2" draw:textarea-horizontal-align="justify" draw:textarea-vertical-align="middle" draw:auto-grow-height="false" fo:min-height="0.05cm" fo:min-width="0.113cm"/>
    </style:style>
    <style:style style:name="gr6" style:family="graphic" style:parent-style-name="standard">
      <style:graphic-properties svg:stroke-color="#666666" draw:fill-color="#b2b2b2" draw:textarea-horizontal-align="justify" draw:textarea-vertical-align="middle" draw:auto-grow-height="false" fo:min-height="0.05cm" fo:min-width="6.5cm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standard">
      <style:graphic-properties draw:stroke="none" draw:fill="none" fo:min-height="0.395cm"/>
      <style:paragraph-properties style:writing-mode="lr-tb"/>
    </style:style>
    <style:style style:name="gr9" style:family="graphic" style:parent-style-name="standard">
      <style:graphic-properties svg:stroke-color="#861141" draw:fill-color="#d62e4e" draw:textarea-horizontal-align="justify" draw:textarea-vertical-align="middle" draw:auto-grow-height="false" fo:min-height="0.05cm" fo:min-width="0cm"/>
    </style:style>
    <style:style style:name="gr10" style:family="graphic" style:parent-style-name="standard">
      <style:graphic-properties svg:stroke-color="#861141" draw:fill-color="#d62e4e" draw:textarea-horizontal-align="justify" draw:textarea-vertical-align="middle" draw:auto-grow-height="false" fo:min-height="0.05cm" fo:min-width="0.813cm"/>
    </style:style>
    <style:style style:name="gr11" style:family="graphic" style:parent-style-name="standard">
      <style:graphic-properties svg:stroke-color="#861141" draw:fill-color="#d62e4e" draw:textarea-horizontal-align="justify" draw:textarea-vertical-align="middle" draw:auto-grow-height="false" fo:min-height="0.05cm" fo:min-width="2.2cm"/>
    </style:style>
    <style:style style:name="gr12" style:family="graphic" style:parent-style-name="standard">
      <style:graphic-properties svg:stroke-color="#666666" draw:fill-color="#b2b2b2" draw:textarea-horizontal-align="justify" draw:textarea-vertical-align="middle" draw:auto-grow-height="false" fo:min-height="0.05cm" fo:min-width="1.813cm"/>
    </style:style>
    <style:style style:name="gr13" style:family="graphic" style:parent-style-name="standard">
      <style:graphic-properties svg:stroke-color="#666666" draw:fill-color="#b2b2b2" draw:textarea-horizontal-align="justify" draw:textarea-vertical-align="middle" draw:auto-grow-height="false" fo:min-height="0.05cm" fo:min-width="0.4cm"/>
    </style:style>
    <style:style style:name="gr14" style:family="graphic" style:parent-style-name="standard">
      <style:graphic-properties svg:stroke-color="#666666" draw:fill-color="#b2b2b2" draw:textarea-horizontal-align="justify" draw:textarea-vertical-align="middle" draw:auto-grow-height="false" fo:min-height="0.05cm" fo:min-width="4.3cm"/>
    </style:style>
    <style:style style:name="gr15" style:family="graphic" style:parent-style-name="standard">
      <style:graphic-properties svg:stroke-color="#861141" draw:fill-color="#d62e4e" draw:textarea-horizontal-align="justify" draw:textarea-vertical-align="middle" draw:auto-grow-height="false" fo:min-height="0.05cm" fo:min-width="1.113cm"/>
    </style:style>
    <style:style style:name="gr16" style:family="graphic" style:parent-style-name="standard">
      <style:graphic-properties svg:stroke-color="#666666" draw:fill-color="#b2b2b2" draw:textarea-horizontal-align="justify" draw:textarea-vertical-align="middle" draw:auto-grow-height="false" fo:min-height="0.05cm" fo:min-width="0.069cm"/>
    </style:style>
    <style:style style:name="gr17" style:family="graphic" style:parent-style-name="objectwithoutfill">
      <style:graphic-properties svg:stroke-color="#666666" draw:fill="solid" draw:fill-color="#666666" draw:textarea-vertical-align="middle"/>
    </style:style>
    <style:style style:name="gr18" style:family="graphic" style:parent-style-name="standard">
      <style:graphic-properties svg:stroke-color="#861141" draw:fill-color="#d62e4e" draw:textarea-horizontal-align="justify" draw:textarea-vertical-align="middle" draw:auto-grow-height="false" fo:min-height="0.05cm" fo:min-width="1.6cm"/>
    </style:style>
    <style:style style:name="gr19" style:family="graphic" style:parent-style-name="standard">
      <style:graphic-properties svg:stroke-color="#666666" draw:fill-color="#b2b2b2" draw:textarea-horizontal-align="justify" draw:textarea-vertical-align="middle" draw:auto-grow-height="false" fo:min-height="0.05cm" fo:min-width="0.149cm"/>
    </style:style>
    <style:style style:name="gr20" style:family="graphic" style:parent-style-name="standard">
      <style:graphic-properties svg:stroke-color="#666666" draw:fill-color="#b2b2b2" draw:textarea-horizontal-align="justify" draw:textarea-vertical-align="middle" draw:auto-grow-height="false" fo:min-height="0.05cm" fo:min-width="0.96cm"/>
    </style:style>
    <style:style style:name="gr21" style:family="graphic" style:parent-style-name="standard">
      <style:graphic-properties svg:stroke-color="#666666" draw:fill-color="#b2b2b2" draw:textarea-horizontal-align="justify" draw:textarea-vertical-align="middle" draw:auto-grow-height="false" fo:min-height="0.05cm" fo:min-width="1.469cm"/>
    </style:style>
    <style:style style:name="gr22" style:family="graphic" style:parent-style-name="standard">
      <style:graphic-properties svg:stroke-color="#861141" draw:fill-color="#d62e4e" draw:textarea-horizontal-align="justify" draw:textarea-vertical-align="middle" draw:auto-grow-height="false" fo:min-height="0.05cm" fo:min-width="0.486cm"/>
    </style:style>
    <style:style style:name="gr23" style:family="graphic" style:parent-style-name="standard">
      <style:graphic-properties svg:stroke-color="#666666" draw:fill-color="#b2b2b2" draw:textarea-horizontal-align="justify" draw:textarea-vertical-align="middle" draw:auto-grow-height="false" fo:min-height="0.05cm" fo:min-width="2.9cm"/>
    </style:style>
    <style:style style:name="gr24" style:family="graphic" style:parent-style-name="standard">
      <style:graphic-properties svg:stroke-color="#666666" draw:fill-color="#b2b2b2" draw:textarea-horizontal-align="justify" draw:textarea-vertical-align="middle" draw:auto-grow-height="false" fo:min-height="0.05cm" fo:min-width="0.513cm"/>
    </style:style>
    <style:style style:name="gr25" style:family="graphic" style:parent-style-name="standard">
      <style:graphic-properties svg:stroke-color="#666666" draw:fill-color="#b2b2b2" draw:textarea-horizontal-align="justify" draw:textarea-vertical-align="middle" draw:auto-grow-height="false" fo:min-height="0.05cm" fo:min-width="4cm"/>
    </style:style>
    <style:style style:name="gr26" style:family="graphic" style:parent-style-name="standard">
      <style:graphic-properties svg:stroke-color="#861141" draw:fill-color="#d62e4e" draw:textarea-horizontal-align="justify" draw:textarea-vertical-align="middle" draw:auto-grow-height="false" fo:min-height="0.05cm" fo:min-width="1.682cm"/>
    </style:style>
    <style:style style:name="gr27" style:family="graphic" style:parent-style-name="standard">
      <style:graphic-properties draw:stroke="none" draw:fill="none" fo:min-height="0.789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862cm)" draw:image-opacity="100%" style:mirror="none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4.608cm, 0cm, 0cm)" draw:image-opacity="100%" style:mirror="none"/>
    </style:style>
    <style:style style:name="gr30" style:family="graphic" style:parent-style-name="standard">
      <style:graphic-properties svg:stroke-color="#1c1c1c" draw:fill="none" draw:fill-color="#bf0041" draw:textarea-vertical-align="middle" draw:auto-grow-height="false" fo:min-height="1.38cm" fo:min-width="13.23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2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868cm" fo:min-width="1.21cm"/>
      <style:paragraph-properties style:writing-mode="lr-tb"/>
    </style:style>
    <style:style style:name="gr33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907cm" fo:min-width="1.266cm"/>
      <style:paragraph-properties style:writing-mode="lr-tb"/>
    </style:style>
    <style:style style:name="gr34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882cm" fo:min-width="1.293cm"/>
      <style:paragraph-properties style:writing-mode="lr-tb"/>
    </style:style>
    <style:style style:name="gr35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953cm" fo:min-width="1.315cm"/>
      <style:paragraph-properties style:writing-mode="lr-tb"/>
    </style:style>
    <style:style style:name="gr36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93cm" fo:min-width="1.218cm"/>
      <style:paragraph-properties style:writing-mode="lr-tb"/>
    </style:style>
    <style:style style:name="gr37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978cm" fo:min-width="1.339cm"/>
      <style:paragraph-properties style:writing-mode="lr-tb"/>
    </style:style>
    <style:style style:name="gr38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953cm" fo:min-width="2.101cm"/>
      <style:paragraph-properties style:writing-mode="lr-tb"/>
    </style:style>
    <style:style style:name="gr39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978cm" fo:min-width="1.931cm"/>
      <style:paragraph-properties style:writing-mode="lr-tb"/>
    </style:style>
    <style:style style:name="gr40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978cm" fo:min-width="1.423cm"/>
      <style:paragraph-properties style:writing-mode="lr-tb"/>
    </style:style>
    <style:style style:name="gr41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978cm" fo:min-width="1.909cm"/>
      <style:paragraph-properties style:writing-mode="lr-tb"/>
    </style:style>
    <style:style style:name="gr42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978cm" fo:min-width="2.102cm"/>
      <style:paragraph-properties style:writing-mode="lr-tb"/>
    </style:style>
    <style:style style:name="gr43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949cm" fo:min-width="1.423cm"/>
      <style:paragraph-properties style:writing-mode="lr-tb"/>
    </style:style>
    <style:style style:name="gr44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949cm" fo:min-width="1.913cm"/>
      <style:paragraph-properties style:writing-mode="lr-tb"/>
    </style:style>
    <style:style style:name="gr45" style:family="graphic" style:parent-style-name="standard">
      <style:graphic-properties svg:stroke-color="#000000" draw:textarea-vertical-align="middle"/>
    </style:style>
    <style:style style:name="gr46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949cm" fo:min-width="2.364cm"/>
      <style:paragraph-properties style:writing-mode="lr-tb"/>
    </style:style>
    <style:style style:name="gr47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949cm" fo:min-width="1.571cm"/>
      <style:paragraph-properties style:writing-mode="lr-tb"/>
    </style:style>
    <style:style style:name="gr4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01cm" fo:min-width="0cm" fo:padding-top="0.139cm" fo:padding-bottom="0.139cm" fo:padding-left="0.264cm" fo:padding-right="0.264cm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699cm" fo:min-width="0cm" fo:padding-top="0.139cm" fo:padding-bottom="0.139cm" fo:padding-left="0.264cm" fo:padding-right="0.264cm"/>
    </style:style>
    <style:style style:name="gr5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659cm)" draw:image-opacity="100%" style:mirror="none"/>
    </style:style>
    <style:style style:name="gr5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4.154cm, 0cm, 0cm)" draw:image-opacity="100%" style:mirror="none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standard">
      <style:graphic-properties svg:stroke-color="#000000" draw:fill="none" draw:fill-color="#a1467e" draw:textarea-horizontal-align="justify" draw:textarea-vertical-align="middle" draw:auto-grow-height="false" fo:min-height="0.868cm" fo:min-width="2.124cm"/>
      <style:paragraph-properties style:writing-mode="lr-tb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solid"/>
      <style:paragraph-properties fo:text-align="end"/>
    </style:style>
    <style:style style:name="P3" style:family="paragraph">
      <loext:graphic-properties draw:fill-color="#d62e4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color="#a7074b" loext:opacity="100%" fo:font-size="10pt" style:font-size-asian="10pt" style:font-size-complex="10pt"/>
    </style:style>
    <style:style style:name="P7" style:family="paragraph">
      <loext:graphic-properties draw:fill="solid" draw:fill-color="#666666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color="#000000" loext:opacity="100%"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bf0041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a1467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a7074b" loext:opacity="100%" fo:font-size="10pt" style:font-size-asian="10pt" style:font-size-complex="1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7cm" svg:height="0.3cm" svg:x="3.087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13cm" svg:height="0.3cm" svg:x="5.987cm" svg:y="2.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787cm" svg:y1="3.1cm" svg:x2="5.387cm" svg:y2="2.5cm">
          <text:p/>
        </draw:line>
        <draw:line draw:style-name="gr3" draw:text-style-name="P2" draw:layer="layout" svg:x1="5.987cm" svg:y1="3.1cm" svg:x2="5.387cm" svg:y2="2.5cm">
          <text:p/>
        </draw:line>
        <draw:custom-shape draw:style-name="gr4" draw:text-style-name="P3" draw:layer="layout" svg:width="2.213cm" svg:height="0.3cm" svg:x="5.987cm" svg:y="2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13cm" svg:height="0.3cm" svg:x="3.087cm" svg:y="4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cm" svg:height="0.3cm" svg:x="6.9cm" svg:y="4.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7cm" svg:y1="4.5cm" svg:x2="5.3cm" svg:y2="4.1cm">
          <text:p/>
        </draw:line>
        <draw:line draw:style-name="gr3" draw:text-style-name="P2" draw:layer="layout" svg:x1="6.9cm" svg:y1="4.5cm" svg:x2="5.3cm" svg:y2="4.1cm">
          <text:p/>
        </draw:line>
        <draw:frame draw:style-name="gr7" draw:text-style-name="P5" draw:layer="layout" svg:width="1.768cm" svg:height="0.646cm" svg:x="10.032cm" svg:y="2.7cm">
          <draw:text-box>
            <text:p text:style-name="P4"><text:span text:style-name="T1">3,083 nt</text:span></text:p>
          </draw:text-box>
        </draw:frame>
        <draw:frame draw:style-name="gr7" draw:text-style-name="P5" draw:layer="layout" svg:width="2.513cm" svg:height="0.646cm" svg:x="13.887cm" svg:y="4.154cm">
          <draw:text-box>
            <text:p text:style-name="P4"><text:span text:style-name="T1">10,225 nt</text:span></text:p>
          </draw:text-box>
        </draw:frame>
        <draw:frame draw:style-name="gr8" draw:text-style-name="P6" draw:layer="layout" svg:width="2.107cm" svg:height="0.645cm" svg:x="5.893cm" svg:y="2.2cm">
          <draw:text-box>
            <text:p><text:span text:style-name="T2">1,095 nt</text:span></text:p>
          </draw:text-box>
        </draw:frame>
        <draw:frame draw:style-name="gr8" draw:text-style-name="P6" draw:layer="layout" svg:width="2.107cm" svg:height="0.645cm" svg:x="7.68cm" svg:y="3.655cm">
          <draw:text-box>
            <text:p><text:span text:style-name="T2">1,020 nt</text:span></text:p>
          </draw:text-box>
        </draw:frame>
        <draw:custom-shape draw:style-name="gr9" draw:text-style-name="P3" draw:layer="layout" svg:width="0.4cm" svg:height="0.3cm" svg:x="2.987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313cm" svg:height="0.3cm" svg:x="6.287cm" svg:y="6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cm" svg:height="0.3cm" svg:x="9.1cm" svg:y="6.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513cm" svg:height="0.646cm" svg:x="12cm" svg:y="6.5cm">
          <draw:text-box>
            <text:p text:style-name="P4"><text:span text:style-name="T1">6,677 nt</text:span></text:p>
          </draw:text-box>
        </draw:frame>
        <draw:line draw:style-name="gr3" draw:text-style-name="P2" draw:layer="layout" svg:x1="3.387cm" svg:y1="6.9cm" svg:x2="4.787cm" svg:y2="6.6cm">
          <text:p/>
        </draw:line>
        <draw:line draw:style-name="gr3" draw:text-style-name="P2" draw:layer="layout" svg:x1="6.287cm" svg:y1="6.9cm" svg:x2="4.787cm" svg:y2="6.6cm">
          <text:p/>
        </draw:line>
        <draw:line draw:style-name="gr3" draw:text-style-name="P2" draw:layer="layout" svg:x1="7.587cm" svg:y1="6.9cm" svg:x2="8.394cm" svg:y2="6.4cm">
          <text:p/>
        </draw:line>
        <draw:line draw:style-name="gr3" draw:text-style-name="P2" draw:layer="layout" svg:x1="9.1cm" svg:y1="6.9cm" svg:x2="8.394cm" svg:y2="6.4cm">
          <text:p/>
        </draw:line>
        <draw:frame draw:style-name="gr7" draw:text-style-name="P5" draw:layer="layout" svg:width="1.768cm" svg:height="0.646cm" svg:x="1.2cm" svg:y="2.654cm">
          <draw:text-box>
            <text:p text:style-name="P4"><text:span text:style-name="T1">FUT1</text:span></text:p>
          </draw:text-box>
        </draw:frame>
        <draw:frame draw:style-name="gr7" draw:text-style-name="P5" draw:layer="layout" svg:width="1.768cm" svg:height="0.646cm" svg:x="1.2cm" svg:y="4.054cm">
          <draw:text-box>
            <text:p text:style-name="P4"><text:span text:style-name="T1">FUT2</text:span></text:p>
          </draw:text-box>
        </draw:frame>
        <draw:frame draw:style-name="gr8" draw:text-style-name="P5" draw:layer="layout" svg:width="2.332cm" svg:height="0.645cm" svg:x="1.168cm" svg:y="6.4cm">
          <draw:text-box>
            <text:p text:style-name="P4"><text:span text:style-name="T1">FUT4</text:span></text:p>
          </draw:text-box>
        </draw:frame>
        <draw:custom-shape draw:style-name="gr12" draw:text-style-name="P1" draw:layer="layout" svg:width="2.313cm" svg:height="0.3cm" svg:x="3.087cm" svg:y="8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9cm" svg:height="0.3cm" svg:x="7.5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8cm" svg:height="0.3cm" svg:x="9.2cm" svg:y="8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1cm" svg:height="0.3cm" svg:x="8.3cm" svg:y="8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613cm" svg:height="0.3cm" svg:x="9.187cm" svg:y="8.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4cm" svg:y1="8.3cm" svg:x2="6.491cm" svg:y2="7.9cm">
          <text:p/>
        </draw:line>
        <draw:line draw:style-name="gr3" draw:text-style-name="P2" draw:layer="layout" svg:x1="7.5cm" svg:y1="8.3cm" svg:x2="6.491cm" svg:y2="7.9cm">
          <text:p/>
        </draw:line>
        <draw:line draw:style-name="gr3" draw:text-style-name="P2" draw:layer="layout" svg:x1="8.4cm" svg:y1="8.3cm" svg:x2="8.8cm" svg:y2="8cm">
          <text:p/>
        </draw:line>
        <draw:line draw:style-name="gr3" draw:text-style-name="P2" draw:layer="layout" svg:x1="9.2cm" svg:y1="8.3cm" svg:x2="8.8cm" svg:y2="8cm">
          <text:p/>
        </draw:line>
        <draw:frame draw:style-name="gr7" draw:text-style-name="P5" draw:layer="layout" svg:width="1.768cm" svg:height="0.646cm" svg:x="1.187cm" svg:y="7.954cm">
          <draw:text-box>
            <text:p text:style-name="P4"><text:span text:style-name="T1">FUT7</text:span></text:p>
          </draw:text-box>
        </draw:frame>
        <draw:frame draw:style-name="gr7" draw:text-style-name="P5" draw:layer="layout" svg:width="2.513cm" svg:height="0.646cm" svg:x="13.9cm" svg:y="7.854cm">
          <draw:text-box>
            <text:p text:style-name="P4"><text:span text:style-name="T1">10,219 nt</text:span></text:p>
          </draw:text-box>
        </draw:frame>
        <draw:frame draw:style-name="gr8" draw:text-style-name="P6" draw:layer="layout" svg:width="1.819cm" svg:height="0.645cm" svg:x="8.1cm" svg:y="7.255cm">
          <draw:text-box>
            <text:p><text:span text:style-name="T2">1,029 nt</text:span></text:p>
          </draw:text-box>
        </draw:frame>
        <draw:custom-shape draw:style-name="gr16" draw:text-style-name="P1" draw:layer="layout" svg:width="0.569cm" svg:height="0.3cm" svg:x="3.1cm" svg:y="9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84cm" svg:height="0.3cm" svg:x="10.497cm" svg:y="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0.285cm" svg:height="0.3cm" svg:x="3.384cm" svg:y="9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143cm" svg:height="0.3cm" svg:x="6.789cm" svg:y="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0.284cm" svg:height="0.3cm" svg:x="7.083cm" svg:y="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0.284cm" svg:height="0.3cm" svg:x="12.488cm" svg:y="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0.284cm" svg:height="0.3cm" svg:x="15.191cm" svg:y="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0.142cm" svg:height="0.3cm" svg:x="16.044cm" svg:y="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0.142cm" svg:height="0.3cm" svg:x="17.893cm" svg:y="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" draw:layer="layout" svg:width="0.569cm" svg:height="0.3cm" svg:x="19.031cm" svg:y="9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85cm" svg:height="0.3cm" svg:x="19.022cm" svg:y="9.8cm">
          <text:p/>
          <draw:enhanced-geometry svg:viewBox="0 0 21600 21600" draw:mirror-horizontal="true" draw:type="rectangle" draw:enhanced-path="M 0 0 L 21600 0 21600 21600 0 21600 0 0 Z N"/>
        </draw:custom-shape>
        <draw:line draw:style-name="gr17" draw:text-style-name="P7" draw:layer="layout" svg:x1="3.669cm" svg:y1="10cm" svg:x2="5.234cm" svg:y2="9.7cm">
          <text:p/>
        </draw:line>
        <draw:line draw:style-name="gr17" draw:text-style-name="P7" draw:layer="layout" svg:x1="6.799cm" svg:y1="10cm" svg:x2="5.234cm" svg:y2="9.7cm">
          <text:p/>
        </draw:line>
        <draw:line draw:style-name="gr3" draw:text-style-name="P8" draw:layer="layout" svg:x1="6.941cm" svg:y1="10cm" svg:x2="7.012cm" svg:y2="9.7cm">
          <text:p/>
        </draw:line>
        <draw:line draw:style-name="gr3" draw:text-style-name="P8" draw:layer="layout" svg:x1="7.083cm" svg:y1="10cm" svg:x2="7.012cm" svg:y2="9.7cm">
          <text:p/>
        </draw:line>
        <draw:line draw:style-name="gr3" draw:text-style-name="P8" draw:layer="layout" svg:x1="7.367cm" svg:y1="10cm" svg:x2="8.932cm" svg:y2="9.7cm">
          <text:p/>
        </draw:line>
        <draw:line draw:style-name="gr3" draw:text-style-name="P8" draw:layer="layout" svg:x1="10.497cm" svg:y1="10cm" svg:x2="8.932cm" svg:y2="9.7cm">
          <text:p/>
        </draw:line>
        <draw:line draw:style-name="gr3" draw:text-style-name="P8" draw:layer="layout" svg:x1="10.781cm" svg:y1="10cm" svg:x2="11.634cm" svg:y2="9.7cm">
          <text:p/>
        </draw:line>
        <draw:line draw:style-name="gr3" draw:text-style-name="P8" draw:layer="layout" svg:x1="12.487cm" svg:y1="10cm" svg:x2="11.634cm" svg:y2="9.7cm">
          <text:p/>
        </draw:line>
        <draw:line draw:style-name="gr3" draw:text-style-name="P8" draw:layer="layout" svg:x1="12.772cm" svg:y1="10cm" svg:x2="14.052cm" svg:y2="9.7cm">
          <text:p/>
        </draw:line>
        <draw:line draw:style-name="gr3" draw:text-style-name="P8" draw:layer="layout" svg:x1="15.191cm" svg:y1="10cm" svg:x2="14.053cm" svg:y2="9.7cm">
          <text:p/>
        </draw:line>
        <draw:line draw:style-name="gr3" draw:text-style-name="P8" draw:layer="layout" svg:x1="15.475cm" svg:y1="10cm" svg:x2="15.759cm" svg:y2="9.6cm">
          <text:p/>
        </draw:line>
        <draw:line draw:style-name="gr3" draw:text-style-name="P8" draw:layer="layout" svg:x1="16.043cm" svg:y1="10cm" svg:x2="15.759cm" svg:y2="9.6cm">
          <text:p/>
        </draw:line>
        <draw:line draw:style-name="gr3" draw:text-style-name="P8" draw:layer="layout" svg:x1="16.186cm" svg:y1="10cm" svg:x2="17.039cm" svg:y2="9.7cm">
          <text:p/>
        </draw:line>
        <draw:line draw:style-name="gr3" draw:text-style-name="P8" draw:layer="layout" svg:x1="17.893cm" svg:y1="10cm" svg:x2="17.04cm" svg:y2="9.7cm">
          <text:p/>
        </draw:line>
        <draw:line draw:style-name="gr3" draw:text-style-name="P8" draw:layer="layout" svg:x1="18.035cm" svg:y1="10cm" svg:x2="18.533cm" svg:y2="9.7cm">
          <text:p/>
        </draw:line>
        <draw:line draw:style-name="gr3" draw:text-style-name="P8" draw:layer="layout" svg:x1="19.031cm" svg:y1="10cm" svg:x2="18.533cm" svg:y2="9.7cm">
          <text:p/>
        </draw:line>
        <draw:frame draw:style-name="gr7" draw:text-style-name="P5" draw:layer="layout" svg:width="1.768cm" svg:height="0.646cm" svg:x="1.132cm" svg:y="9.654cm">
          <draw:text-box>
            <text:p text:style-name="P4"><text:span text:style-name="T1">FUT8</text:span></text:p>
          </draw:text-box>
        </draw:frame>
        <draw:frame draw:style-name="gr7" draw:text-style-name="P5" draw:layer="layout" svg:width="2.513cm" svg:height="0.646cm" svg:x="19.587cm" svg:y="9.654cm">
          <draw:text-box>
            <text:p text:style-name="P4"><text:span text:style-name="T3">160,759</text:span><text:span text:style-name="T1"> nt</text:span></text:p>
          </draw:text-box>
        </draw:frame>
        <draw:frame draw:style-name="gr8" draw:text-style-name="P6" draw:layer="layout" svg:width="1.819cm" svg:height="0.645cm" svg:x="3.1cm" svg:y="10.8cm">
          <draw:text-box>
            <text:p><text:span text:style-name="T2">1,080 nt</text:span></text:p>
          </draw:text-box>
        </draw:frame>
        <draw:frame draw:style-name="gr7" draw:text-style-name="P5" draw:layer="layout" svg:width="1.768cm" svg:height="0.646cm" svg:x="1.181cm" svg:y="11.4cm">
          <draw:text-box>
            <text:p text:style-name="P4"><text:span text:style-name="T1">FUT9</text:span></text:p>
          </draw:text-box>
        </draw:frame>
        <draw:custom-shape draw:style-name="gr18" draw:text-style-name="P3" draw:layer="layout" svg:width="2.1cm" svg:height="0.3cm" svg:x="3.081cm" svg:y="11.6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819cm" svg:height="0.645cm" svg:x="5.381cm" svg:y="11.455cm">
          <draw:text-box>
            <text:p><text:span text:style-name="T4">1,080 nt</text:span></text:p>
          </draw:text-box>
        </draw:frame>
        <draw:custom-shape draw:style-name="gr19" draw:text-style-name="P1" draw:layer="layout" svg:width="0.649cm" svg:height="0.3cm" svg:x="3.2cm" svg:y="13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649cm" svg:height="0.3cm" svg:x="7.904cm" svg:y="1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24cm" svg:height="0.3cm" svg:x="8.229cm" svg:y="1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24cm" svg:height="0.3cm" svg:x="9.04cm" svg:y="13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0.324cm" svg:height="0.3cm" svg:x="14.069cm" svg:y="13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" draw:layer="layout" svg:width="1.46cm" svg:height="0.3cm" svg:x="16.34cm" svg:y="1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24cm" svg:height="0.3cm" svg:x="16.34cm" svg:y="13.4cm">
          <text:p/>
          <draw:enhanced-geometry svg:viewBox="0 0 21600 21600" draw:mirror-horizontal="true" draw:type="rectangle" draw:enhanced-path="M 0 0 L 21600 0 21600 21600 0 21600 0 0 Z N"/>
        </draw:custom-shape>
        <draw:frame draw:style-name="gr8" draw:text-style-name="P9" draw:layer="layout" svg:width="2.2cm" svg:height="0.645cm" svg:x="17.9cm" svg:y="13.255cm">
          <draw:text-box>
            <text:p><text:span text:style-name="T4">75,715 nt</text:span></text:p>
          </draw:text-box>
        </draw:frame>
        <draw:frame draw:style-name="gr7" draw:text-style-name="P5" draw:layer="layout" svg:width="1.768cm" svg:height="0.646cm" svg:x="1.2cm" svg:y="13.254cm">
          <draw:text-box>
            <text:p text:style-name="P4"><text:span text:style-name="T1">FUT10</text:span></text:p>
          </draw:text-box>
        </draw:frame>
        <draw:custom-shape draw:style-name="gr4" draw:text-style-name="P3" draw:layer="layout" svg:width="2.213cm" svg:height="0.3cm" svg:x="7.087cm" svg:y="4.3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819cm" svg:height="0.645cm" svg:x="9.8cm" svg:y="9.1cm">
          <draw:text-box>
            <text:p><text:span text:style-name="T2">1,725 nt</text:span></text:p>
          </draw:text-box>
        </draw:frame>
        <draw:line draw:style-name="gr17" draw:text-style-name="P7" draw:layer="layout" svg:x1="3.849cm" svg:y1="13.6cm" svg:x2="5.877cm" svg:y2="13.3cm">
          <text:p/>
        </draw:line>
        <draw:line draw:style-name="gr17" draw:text-style-name="P7" draw:layer="layout" svg:x1="7.905cm" svg:y1="13.6cm" svg:x2="5.877cm" svg:y2="13.3cm">
          <text:p/>
        </draw:line>
        <draw:line draw:style-name="gr17" draw:text-style-name="P7" draw:layer="layout" svg:x1="8.56cm" svg:y1="13.6cm" svg:x2="8.8cm" svg:y2="13.3cm">
          <text:p/>
        </draw:line>
        <draw:line draw:style-name="gr17" draw:text-style-name="P7" draw:layer="layout" svg:x1="9.1cm" svg:y1="13.7cm" svg:x2="8.8cm" svg:y2="13.3cm">
          <text:p/>
        </draw:line>
        <draw:line draw:style-name="gr17" draw:text-style-name="P7" draw:layer="layout" svg:x1="9.364cm" svg:y1="13.6cm" svg:x2="11.635cm" svg:y2="13.3cm">
          <text:p/>
        </draw:line>
        <draw:line draw:style-name="gr17" draw:text-style-name="P7" draw:layer="layout" svg:x1="14.069cm" svg:y1="13.6cm" svg:x2="11.636cm" svg:y2="13.3cm">
          <text:p/>
        </draw:line>
        <draw:line draw:style-name="gr17" draw:text-style-name="P7" draw:layer="layout" svg:x1="14.393cm" svg:y1="13.6cm" svg:x2="15.366cm" svg:y2="13.3cm">
          <text:p/>
        </draw:line>
        <draw:line draw:style-name="gr17" draw:text-style-name="P7" draw:layer="layout" svg:x1="16.34cm" svg:y1="13.6cm" svg:x2="15.367cm" svg:y2="13.3cm">
          <text:p/>
        </draw:line>
        <draw:frame draw:style-name="gr7" draw:text-style-name="P5" draw:layer="layout" svg:width="1.768cm" svg:height="0.646cm" svg:x="1.2cm" svg:y="15.154cm">
          <draw:text-box>
            <text:p text:style-name="P4"><text:span text:style-name="T1">FUT11</text:span></text:p>
          </draw:text-box>
        </draw:frame>
        <draw:frame draw:style-name="gr8" draw:text-style-name="P9" draw:layer="layout" svg:width="1.819cm" svg:height="0.645cm" svg:x="11.781cm" svg:y="15.1cm">
          <draw:text-box>
            <text:p><text:span text:style-name="T4">6,940 nt</text:span></text:p>
          </draw:text-box>
        </draw:frame>
        <draw:frame draw:style-name="gr8" draw:text-style-name="P6" draw:layer="layout" svg:width="2.419cm" svg:height="0.645cm" svg:x="9.881cm" svg:y="12.5cm">
          <draw:text-box>
            <text:p><text:span text:style-name="T2">1 ,560 nt</text:span></text:p>
          </draw:text-box>
        </draw:frame>
        <draw:custom-shape draw:style-name="gr21" draw:text-style-name="P1" draw:layer="layout" svg:width="1.969cm" svg:height="0.3cm" svg:x="3.131cm" svg:y="15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986cm" svg:height="0.3cm" svg:x="4.114cm" svg:y="15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986cm" svg:height="0.3cm" svg:x="5.3cm" svg:y="15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0.3cm" svg:x="8.2cm" svg:y="15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4cm" svg:height="0.3cm" svg:x="8.2cm" svg:y="15.3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8" draw:layer="layout" svg:x1="5.1cm" svg:y1="15.5cm" svg:x2="5.2cm" svg:y2="15.2cm">
          <text:p/>
        </draw:line>
        <draw:line draw:style-name="gr3" draw:text-style-name="P8" draw:layer="layout" svg:x1="5.3cm" svg:y1="15.5cm" svg:x2="5.2cm" svg:y2="15.2cm">
          <text:p/>
        </draw:line>
        <draw:line draw:style-name="gr3" draw:text-style-name="P8" draw:layer="layout" svg:x1="5.1cm" svg:y1="15.5cm" svg:x2="5.2cm" svg:y2="15.2cm">
          <text:p/>
        </draw:line>
        <draw:line draw:style-name="gr3" draw:text-style-name="P8" draw:layer="layout" svg:x1="5.3cm" svg:y1="15.5cm" svg:x2="5.2cm" svg:y2="15.2cm">
          <text:p/>
        </draw:line>
        <draw:line draw:style-name="gr17" draw:text-style-name="P7" draw:layer="layout" svg:x1="6.3cm" svg:y1="15.5cm" svg:x2="7.278cm" svg:y2="15.2cm">
          <text:p/>
        </draw:line>
        <draw:line draw:style-name="gr17" draw:text-style-name="P7" draw:layer="layout" svg:x1="8.256cm" svg:y1="15.5cm" svg:x2="7.278cm" svg:y2="15.2cm">
          <text:p/>
        </draw:line>
        <draw:frame draw:style-name="gr8" draw:text-style-name="P6" draw:layer="layout" svg:width="2.419cm" svg:height="0.645cm" svg:x="5.3cm" svg:y="14.4cm">
          <draw:text-box>
            <text:p><text:span text:style-name="T2">1 ,482 nt</text:span></text:p>
          </draw:text-box>
        </draw:frame>
        <draw:custom-shape draw:style-name="gr24" draw:text-style-name="P1" draw:layer="layout" svg:width="1.013cm" svg:height="0.3cm" svg:x="3.019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4.5cm" svg:height="0.3cm" svg:x="11.132cm" svg:y="5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32cm" svg:y1="5.7cm" svg:x2="7.582cm" svg:y2="5.1cm">
          <text:p/>
        </draw:line>
        <draw:line draw:style-name="gr3" draw:text-style-name="P2" draw:layer="layout" svg:x1="11.132cm" svg:y1="5.7cm" svg:x2="7.582cm" svg:y2="5.1cm">
          <text:p/>
        </draw:line>
        <draw:custom-shape draw:style-name="gr26" draw:text-style-name="P3" draw:layer="layout" svg:width="2.182cm" svg:height="0.3cm" svg:x="11.132cm" svg:y="5.5cm">
          <text:p/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2.268cm" svg:height="1.039cm" svg:x="16.032cm" svg:y="5.261cm">
          <draw:text-box>
            <text:p text:style-name="P4"><text:span text:style-name="T1">21,095 nt</text:span></text:p>
          </draw:text-box>
        </draw:frame>
        <draw:frame draw:style-name="gr8" draw:text-style-name="P5" draw:layer="layout" svg:width="1.468cm" svg:height="0.645cm" svg:x="1.3cm" svg:y="5.3cm">
          <draw:text-box>
            <text:p text:style-name="P4"><text:span text:style-name="T1">FUT3</text:span></text:p>
          </draw:text-box>
        </draw:frame>
        <draw:custom-shape draw:style-name="gr26" draw:text-style-name="P3" draw:layer="layout" svg:width="2.182cm" svg:height="0.3cm" svg:x="11.132cm" svg:y="5.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889cm" svg:height="0.645cm" svg:x="11.3cm" svg:y="4.8cm">
          <draw:text-box>
            <text:p><text:span text:style-name="T2">1,086 nt</text:span></text:p>
          </draw:text-box>
        </draw:frame>
      </draw:page>
      <draw:page draw:name="page2" draw:style-name="dp1" draw:master-page-name="Standard">
        <draw:g>
          <draw:glue-point draw:id="4" svg:x="-3.968cm" svg:y="0.908cm"/>
          <draw:glue-point draw:id="5" svg:x="-3.969cm" svg:y="0.708cm"/>
          <draw:frame draw:style-name="gr28" draw:text-style-name="P10" draw:layer="layout" svg:width="17.212cm" svg:height="14.48cm" svg:x="6.588cm" svg:y="3.8cm">
            <draw:image xlink:href="Pictures/10000001000003F8000002DC952D03D5664E5881.png" xlink:type="simple" xlink:show="embed" xlink:actuate="onLoad" draw:mime-type="image/png">
              <text:p/>
            </draw:image>
            <draw:glue-point draw:id="4" svg:x="-3.422cm" svg:y="0.654cm"/>
          </draw:frame>
          <draw:frame draw:style-name="gr29" draw:text-style-name="P10" draw:layer="layout" svg:width="1.697cm" svg:height="14.48cm" svg:x="4.917cm" svg:y="3.791cm">
            <draw:image xlink:href="Pictures/10000001000003F8000002DC952D03D5664E5881.png" xlink:type="simple" xlink:show="embed" xlink:actuate="onLoad" draw:mime-type="image/png">
              <text:p/>
            </draw:image>
            <draw:glue-point draw:id="4" svg:x="-3.422cm" svg:y="0.654cm"/>
          </draw:frame>
        </draw:g>
        <draw:custom-shape draw:style-name="gr30" draw:text-style-name="P12" draw:layer="layout" svg:width="14.1cm" svg:height="2cm" svg:x="8.4cm" svg:y="1.6cm">
          <text:p text:style-name="P11">FUT1</text:p>
          <text:p text:style-name="P11">Pig and human protein alignmen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31" draw:text-style-name="P13" draw:layer="layout" svg:width="14.6cm" svg:height="0.962cm" svg:x="12.178cm" svg:y="19.171cm">
          <draw:text-box>
            <text:p>https://doi.org/10.1016/S1344-6223(01)00005-0</text:p>
          </draw:text-box>
        </draw:frame>
        <draw:custom-shape draw:style-name="gr32" draw:text-style-name="P15" xml:id="id9" draw:id="id9" draw:layer="layout" svg:width="1.71cm" svg:height="1.118cm" svg:x="23.482cm" svg:y="3.084cm">
          <text:p text:style-name="P14"><text:span text:style-name="T5">c349t</text:span></text:p>
          <text:p text:style-name="P14"><text:span text:style-name="T5">H117Y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xml:id="id11" draw:id="id11" draw:layer="layout" svg:width="1.766cm" svg:height="1.157cm" svg:x="2.437cm" svg:y="2.209cm">
          <text:p text:style-name="P14"><text:span text:style-name="T5">G442T</text:span></text:p>
          <text:p text:style-name="P14"><text:span text:style-name="T5">D148Y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xml:id="id13" draw:id="id13" draw:layer="layout" svg:width="1.793cm" svg:height="1.132cm" svg:x="0.277cm" svg:y="4.244cm">
          <text:p text:style-name="P14"><text:span text:style-name="T5">t460c</text:span></text:p>
          <text:p text:style-name="P14"><text:span text:style-name="T5">Y154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5" xml:id="id14" draw:id="id14" draw:layer="layout" svg:width="1.815cm" svg:height="1.203cm" svg:x="0.256cm" svg:y="5.593cm">
          <text:p text:style-name="P14"><text:span text:style-name="T5">a461g</text:span></text:p>
          <text:p text:style-name="P14"><text:span text:style-name="T5">Y154C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xml:id="id17" draw:id="id17" draw:layer="layout" svg:width="1.718cm" svg:height="1.18cm" svg:x="24.704cm" svg:y="4.347cm">
          <text:p text:style-name="P14"><text:span text:style-name="T5">t491a</text:span></text:p>
          <text:p text:style-name="P14"><text:span text:style-name="T5">L164H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19" draw:id="id19" draw:layer="layout" svg:width="1.839cm" svg:height="1.228cm" svg:x="26.21cm" svg:y="6.436cm">
          <text:p text:style-name="P14"><text:span text:style-name="T5">g513c</text:span></text:p>
          <text:p text:style-name="P14"><text:span text:style-name="T5">W171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xml:id="id21" draw:id="id21" draw:layer="layout" svg:width="2.601cm" svg:height="1.203cm" svg:x="0.117cm" svg:y="7.336cm">
          <text:p text:style-name="P14"><text:span text:style-name="T5">547ag del</text:span></text:p>
          <text:p text:style-name="P14"><text:span text:style-name="T5">Frame 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xml:id="id29" draw:id="id29" draw:layer="layout" svg:width="1.839cm" svg:height="1.228cm" svg:x="23.756cm" svg:y="8.264cm">
          <text:p text:style-name="P14"><text:span text:style-name="T5">c658t</text:span></text:p>
          <text:p text:style-name="P14"><text:span text:style-name="T5">R220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xml:id="id31" draw:id="id31" draw:layer="layout" svg:width="2.431cm" svg:height="1.228cm" svg:x="25.089cm" svg:y="9.804cm">
          <text:p text:style-name="P14"><text:span text:style-name="T5">c659a</text:span></text:p>
          <text:p text:style-name="P14"><text:span text:style-name="T5">W232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xml:id="id23" draw:id="id23" draw:layer="layout" svg:width="1.923cm" svg:height="1.228cm" svg:x="0.237cm" svg:y="10.061cm">
          <text:p text:style-name="P14"><text:span text:style-name="T5">t721c</text:span></text:p>
          <text:p text:style-name="P14"><text:span text:style-name="T5">Y241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xml:id="id25" draw:id="id25" draw:layer="layout" svg:width="1.923cm" svg:height="1.228cm" svg:x="2.133cm" svg:y="12.029cm">
          <text:p text:style-name="P14"><text:span text:style-name="T5">t725g</text:span></text:p>
          <text:p text:style-name="P14"><text:span text:style-name="T5">L242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xml:id="id27" draw:id="id27" draw:layer="layout" svg:width="1.923cm" svg:height="1.228cm" svg:x="0.17cm" svg:y="13.459cm">
          <text:p text:style-name="P14"><text:span text:style-name="T5">t776a</text:span></text:p>
          <text:p text:style-name="P14"><text:span text:style-name="T5">V259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5" xml:id="id33" draw:id="id33" draw:layer="layout" svg:width="2.409cm" svg:height="1.228cm" svg:x="25.637cm" svg:y="13.471cm">
          <text:p text:style-name="P14"><text:span text:style-name="T5">c826t</text:span></text:p>
          <text:p text:style-name="P14"><text:span text:style-name="T5">S275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5" xml:id="id35" draw:id="id35" draw:layer="layout" svg:width="2.602cm" svg:height="1.228cm" svg:x="23.824cm" svg:y="16.021cm">
          <text:p text:style-name="P14"><text:span text:style-name="T5">880tt del</text:span></text:p>
          <text:p text:style-name="P14"><text:span text:style-name="T5">Frame 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5" xml:id="id37" draw:id="id37" draw:layer="layout" svg:width="1.923cm" svg:height="1.199cm" svg:x="0.347cm" svg:y="15.321cm">
          <text:p text:style-name="P14"><text:span text:style-name="T5">c944t</text:span></text:p>
          <text:p text:style-name="P14"><text:span text:style-name="T5">A31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xml:id="id1" draw:id="id1" draw:layer="layout" svg:width="2.413cm" svg:height="1.199cm" svg:x="1.687cm" svg:y="17.944cm">
          <text:p text:style-name="P14"><text:span text:style-name="T5">c948g</text:span></text:p>
          <text:p text:style-name="P14"><text:span text:style-name="T5">Y316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16" draw:layer="layout" draw:line-skew="-0.145cm" svg:x1="10.743cm" svg:y1="15.457cm" svg:x2="2.893cm" svg:y2="17.944cm" draw:end-shape="id1" draw:end-glue-point="0" svg:d="M10743 15457v848h-7850v1639" svg:viewBox="0 0 7851 2488">
          <text:p/>
        </draw:connector>
        <draw:custom-shape draw:style-name="gr46" draw:text-style-name="P15" xml:id="id3" draw:id="id3" draw:layer="layout" svg:width="2.864cm" svg:height="1.199cm" svg:x="10.419cm" svg:y="17.693cm">
          <text:p text:style-name="P14"><text:span text:style-name="T5">990g del</text:span></text:p>
          <text:p text:style-name="P14"><text:span text:style-name="T5">Frame 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xml:id="id39" draw:id="id39" draw:layer="layout" svg:width="2.071cm" svg:height="1.199cm" svg:x="14.412cm" svg:y="17.694cm">
          <text:p text:style-name="P14"><text:span text:style-name="T5">a980c</text:span></text:p>
          <text:p text:style-name="P14"><text:span text:style-name="T5">N327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xml:id="id5" draw:id="id5" draw:layer="layout" svg:width="2.071cm" svg:height="1.199cm" svg:x="17.27cm" svg:y="17.694cm">
          <text:p text:style-name="P14"><text:span text:style-name="T5">g1042a</text:span></text:p>
          <text:p text:style-name="P14"><text:span text:style-name="T5">E348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xml:id="id7" draw:id="id7" draw:layer="layout" svg:width="2.071cm" svg:height="1.199cm" svg:x="20.128cm" svg:y="17.694cm">
          <text:p text:style-name="P14"><text:span text:style-name="T5">g1047c</text:span></text:p>
          <text:p text:style-name="P14"><text:span text:style-name="T5">W349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16" draw:layer="layout" svg:x1="12.781cm" svg:y1="15.409cm" svg:x2="11.851cm" svg:y2="17.693cm" draw:start-shape="id2" draw:start-glue-point="2" draw:end-shape="id3" draw:end-glue-point="0" svg:d="M12781 15409v1148h-930v1136" svg:viewBox="0 0 931 2285">
          <text:p/>
        </draw:connector>
        <draw:connector draw:style-name="gr45" draw:text-style-name="P16" draw:layer="layout" svg:x1="18.948cm" svg:y1="15.409cm" svg:x2="18.305cm" svg:y2="17.694cm" draw:start-shape="id4" draw:start-glue-point="2" draw:end-shape="id5" draw:end-glue-point="0" svg:d="M18948 15409v1148h-643v1137" svg:viewBox="0 0 644 2286">
          <text:p/>
        </draw:connector>
        <draw:connector draw:style-name="gr45" draw:text-style-name="P16" draw:layer="layout" svg:x1="19.224cm" svg:y1="15.409cm" svg:x2="21.163cm" svg:y2="17.694cm" draw:start-shape="id6" draw:start-glue-point="2" draw:end-shape="id7" draw:end-glue-point="0" svg:d="M19224 15409v1148h1939v1137" svg:viewBox="0 0 1940 2286">
          <text:p/>
        </draw:connector>
        <draw:custom-shape draw:style-name="gr48" draw:text-style-name="P10" xml:id="id8" draw:id="id8" draw:layer="layout" svg:width="0.279cm" svg:height="0.979cm" svg:x="21.137cm" svg:y="6.217cm">
          <text:p/>
          <draw:enhanced-geometry svg:viewBox="0 0 21600 21600" draw:type="rectangle" draw:enhanced-path="M 0 0 L 21600 0 21600 21600 0 21600 0 0 Z N"/>
        </draw:custom-shape>
        <draw:connector draw:style-name="gr45" draw:text-style-name="P16" draw:layer="layout" draw:line-skew="0.551cm" svg:x1="21.276cm" svg:y1="6.217cm" svg:x2="24.337cm" svg:y2="4.202cm" draw:start-shape="id8" draw:start-glue-point="0" draw:end-shape="id9" draw:end-glue-point="2" svg:d="M21276 6217v-463h3061v-1552" svg:viewBox="0 0 3062 2016">
          <text:p/>
        </draw:connector>
        <draw:custom-shape draw:style-name="gr48" draw:text-style-name="P10" xml:id="id10" draw:id="id10" draw:layer="layout" svg:width="0.279cm" svg:height="0.979cm" svg:x="13.681cm" svg:y="8.271cm">
          <text:p/>
          <draw:enhanced-geometry svg:viewBox="0 0 21600 21600" draw:type="rectangle" draw:enhanced-path="M 0 0 L 21600 0 21600 21600 0 21600 0 0 Z N"/>
        </draw:custom-shape>
        <draw:connector draw:style-name="gr45" draw:text-style-name="P16" draw:layer="layout" draw:line-skew="1.919cm" svg:x1="13.82cm" svg:y1="8.271cm" svg:x2="3.32cm" svg:y2="3.366cm" draw:start-shape="id10" draw:start-glue-point="0" draw:end-shape="id11" draw:end-glue-point="2" svg:d="M13820 8271v-541h-10500v-4364" svg:viewBox="0 0 10501 4906">
          <text:p/>
        </draw:connector>
        <draw:custom-shape draw:style-name="gr48" draw:text-style-name="P10" xml:id="id12" draw:id="id12" draw:layer="layout" svg:width="0.279cm" svg:height="0.979cm" svg:x="15.224cm" svg:y="8.249cm">
          <text:p/>
          <draw:enhanced-geometry svg:viewBox="0 0 21600 21600" draw:type="rectangle" draw:enhanced-path="M 0 0 L 21600 0 21600 21600 0 21600 0 0 Z N"/>
        </draw:custom-shape>
        <draw:connector draw:style-name="gr45" draw:text-style-name="P16" xml:id="id15" draw:id="id15" draw:layer="layout" draw:line-skew="0cm -5.598cm" svg:x1="15.363cm" svg:y1="9.228cm" svg:x2="2.07cm" svg:y2="4.81cm" draw:start-shape="id12" draw:start-glue-point="2" draw:end-shape="id13" draw:end-glue-point="1" svg:d="M15363 9228v513h-12321v-4931h-972" svg:viewBox="0 0 13294 4932">
          <text:p/>
        </draw:connector>
        <draw:connector draw:style-name="gr45" draw:text-style-name="P16" draw:layer="layout" draw:line-skew="-12.844cm -4.048cm" svg:x1="2.071cm" svg:y1="6.194cm" svg:x2="3.042cm" svg:y2="9.741cm" draw:start-shape="id14" draw:start-glue-point="1" draw:end-shape="id15" draw:end-glue-point="0" svg:d="M2071 6194h949 22v3547" svg:viewBox="0 0 972 3548">
          <text:p/>
        </draw:connector>
        <draw:custom-shape draw:style-name="gr48" draw:text-style-name="P10" xml:id="id16" draw:id="id16" draw:layer="layout" svg:width="0.279cm" svg:height="0.979cm" svg:x="17.788cm" svg:y="8.285cm">
          <text:p/>
          <draw:enhanced-geometry svg:viewBox="0 0 21600 21600" draw:type="rectangle" draw:enhanced-path="M 0 0 L 21600 0 21600 21600 0 21600 0 0 Z N"/>
        </draw:custom-shape>
        <draw:connector draw:style-name="gr45" draw:text-style-name="P16" draw:layer="layout" draw:line-skew="0.907cm" svg:x1="17.927cm" svg:y1="8.285cm" svg:x2="25.563cm" svg:y2="5.527cm" draw:start-shape="id16" draw:start-glue-point="0" draw:end-shape="id17" draw:end-glue-point="2" svg:d="M17927 8285v-479h7636v-2279" svg:viewBox="0 0 7637 2759">
          <text:p/>
        </draw:connector>
        <draw:custom-shape draw:style-name="gr48" draw:text-style-name="P10" xml:id="id18" draw:id="id18" draw:layer="layout" svg:width="0.279cm" svg:height="0.979cm" svg:x="19.581cm" svg:y="8.285cm">
          <text:p/>
          <draw:enhanced-geometry svg:viewBox="0 0 21600 21600" draw:type="rectangle" draw:enhanced-path="M 0 0 L 21600 0 21600 21600 0 21600 0 0 Z N"/>
        </draw:custom-shape>
        <draw:connector draw:style-name="gr45" draw:text-style-name="P16" draw:layer="layout" draw:line-skew="0.288cm 0cm -0.107cm" svg:x1="19.72cm" svg:y1="8.285cm" svg:x2="27.129cm" svg:y2="7.664cm" draw:start-shape="id18" draw:start-glue-point="0" draw:end-shape="id19" draw:end-glue-point="2" svg:d="M19720 8285v-227h3321 4088v-394" svg:viewBox="0 0 7410 622">
          <text:p/>
        </draw:connector>
        <draw:custom-shape draw:style-name="gr48" draw:text-style-name="P10" xml:id="id20" draw:id="id20" draw:layer="layout" svg:width="0.279cm" svg:height="0.979cm" svg:x="6.969cm" svg:y="10.314cm">
          <text:p/>
          <draw:enhanced-geometry svg:viewBox="0 0 21600 21600" draw:type="rectangle" draw:enhanced-path="M 0 0 L 21600 0 21600 21600 0 21600 0 0 Z N"/>
        </draw:custom-shape>
        <draw:connector draw:style-name="gr45" draw:text-style-name="P16" draw:layer="layout" draw:line-skew="0.525cm" svg:x1="7.108cm" svg:y1="10.314cm" svg:x2="1.417cm" svg:y2="8.539cm" draw:start-shape="id20" draw:start-glue-point="0" draw:end-shape="id21" draw:end-glue-point="2" svg:d="M7108 10314v-370h-5691v-1405" svg:viewBox="0 0 5692 1776">
          <text:p/>
        </draw:connector>
        <draw:custom-shape draw:style-name="gr48" draw:text-style-name="P10" draw:layer="layout" svg:width="0.279cm" svg:height="0.979cm" svg:x="6.969cm" svg:y="10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xml:id="id22" draw:id="id22" draw:layer="layout" svg:width="0.279cm" svg:height="0.979cm" svg:x="6.719cm" svg:y="12.37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24" draw:id="id24" draw:layer="layout" svg:width="0.279cm" svg:height="0.979cm" svg:x="7.006cm" svg:y="12.378cm">
          <text:p/>
          <draw:enhanced-geometry svg:viewBox="0 0 21600 21600" draw:type="rectangle" draw:enhanced-path="M 0 0 L 21600 0 21600 21600 0 21600 0 0 Z N"/>
        </draw:custom-shape>
        <draw:connector draw:style-name="gr45" draw:text-style-name="P16" draw:layer="layout" svg:x1="6.858cm" svg:y1="12.377cm" svg:x2="1.198cm" svg:y2="11.289cm" draw:start-shape="id22" draw:start-glue-point="0" draw:end-shape="id23" draw:end-glue-point="2" svg:d="M6858 12377v-551h-5660v-537" svg:viewBox="0 0 5661 1089">
          <text:p/>
        </draw:connector>
        <draw:connector draw:style-name="gr45" draw:text-style-name="P16" draw:layer="layout" svg:x1="7.145cm" svg:y1="13.357cm" svg:x2="3.094cm" svg:y2="13.257cm" draw:start-shape="id24" draw:start-glue-point="2" draw:end-shape="id25" draw:end-glue-point="2" svg:d="M7145 13357v513h-4051v-613" svg:viewBox="0 0 4052 614">
          <text:p/>
        </draw:connector>
        <draw:custom-shape draw:style-name="gr48" draw:text-style-name="P10" xml:id="id26" draw:id="id26" draw:layer="layout" svg:width="0.279cm" svg:height="0.979cm" svg:x="11.356cm" svg:y="12.378cm">
          <text:p/>
          <draw:enhanced-geometry svg:viewBox="0 0 21600 21600" draw:type="rectangle" draw:enhanced-path="M 0 0 L 21600 0 21600 21600 0 21600 0 0 Z N"/>
        </draw:custom-shape>
        <draw:connector draw:style-name="gr49" draw:text-style-name="P16" draw:layer="layout" svg:x1="11.495cm" svg:y1="13.357cm" svg:x2="2.093cm" svg:y2="14.073cm" draw:start-shape="id26" draw:start-glue-point="2" draw:end-shape="id27" draw:end-glue-point="1" svg:d="M11495 13357v716h-9402" svg:viewBox="0 0 9403 717">
          <text:p/>
        </draw:connector>
        <draw:custom-shape draw:style-name="gr48" draw:text-style-name="P10" xml:id="id28" draw:id="id28" draw:layer="layout" svg:width="0.279cm" svg:height="0.979cm" svg:x="16.766cm" svg:y="10.342cm">
          <text:p/>
          <draw:enhanced-geometry svg:viewBox="0 0 21600 21600" draw:type="rectangle" draw:enhanced-path="M 0 0 L 21600 0 21600 21600 0 21600 0 0 Z N"/>
        </draw:custom-shape>
        <draw:connector draw:style-name="gr45" draw:text-style-name="P16" draw:layer="layout" draw:line-skew="0.179cm 0cm 0.021cm" svg:x1="16.905cm" svg:y1="10.342cm" svg:x2="24.675cm" svg:y2="9.492cm" draw:start-shape="id28" draw:start-glue-point="0" draw:end-shape="id29" draw:end-glue-point="2" svg:d="M16905 10342v-336h3501v8h4269v-522" svg:viewBox="0 0 7771 851">
          <text:p/>
        </draw:connector>
        <draw:custom-shape draw:style-name="gr48" draw:text-style-name="P10" xml:id="id30" draw:id="id30" draw:layer="layout" svg:width="0.279cm" svg:height="0.979cm" svg:x="19.854cm" svg:y="10.336cm">
          <text:p/>
          <draw:enhanced-geometry svg:viewBox="0 0 21600 21600" draw:type="rectangle" draw:enhanced-path="M 0 0 L 21600 0 21600 21600 0 21600 0 0 Z N"/>
        </draw:custom-shape>
        <draw:connector draw:style-name="gr45" draw:text-style-name="P16" draw:layer="layout" svg:x1="19.993cm" svg:y1="11.315cm" svg:x2="26.304cm" svg:y2="11.032cm" draw:start-shape="id30" draw:start-glue-point="2" draw:end-shape="id31" draw:end-glue-point="2" svg:d="M19993 11315v513h6311v-796" svg:viewBox="0 0 6312 797">
          <text:p/>
        </draw:connector>
        <draw:custom-shape draw:style-name="gr48" draw:text-style-name="P10" xml:id="id32" draw:id="id32" draw:layer="layout" svg:width="0.279cm" svg:height="0.979cm" svg:x="15.476cm" svg:y="12.392cm">
          <text:p/>
          <draw:enhanced-geometry svg:viewBox="0 0 21600 21600" draw:type="rectangle" draw:enhanced-path="M 0 0 L 21600 0 21600 21600 0 21600 0 0 Z N"/>
        </draw:custom-shape>
        <draw:connector draw:style-name="gr45" draw:text-style-name="P16" draw:layer="layout" draw:line-skew="0.192cm" svg:x1="15.615cm" svg:y1="12.392cm" svg:x2="26.841cm" svg:y2="13.471cm" draw:start-shape="id32" draw:start-glue-point="0" draw:end-shape="id33" draw:end-glue-point="0" svg:d="M15615 12392v-323h11226v1402" svg:viewBox="0 0 11227 1403">
          <text:p/>
        </draw:connector>
        <draw:custom-shape draw:style-name="gr48" draw:text-style-name="P10" xml:id="id34" draw:id="id34" draw:layer="layout" svg:width="0.279cm" svg:height="0.979cm" svg:x="20.343cm" svg:y="12.392cm">
          <text:p/>
          <draw:enhanced-geometry svg:viewBox="0 0 21600 21600" draw:type="rectangle" draw:enhanced-path="M 0 0 L 21600 0 21600 21600 0 21600 0 0 Z N"/>
        </draw:custom-shape>
        <draw:connector draw:style-name="gr45" draw:text-style-name="P16" draw:layer="layout" draw:line-skew="-0.64cm" svg:x1="20.482cm" svg:y1="13.371cm" svg:x2="25.125cm" svg:y2="16.021cm" draw:start-shape="id34" draw:start-glue-point="2" draw:end-shape="id35" draw:end-glue-point="0" svg:d="M20482 13371v691h4643v1959" svg:viewBox="0 0 4644 2651">
          <text:p/>
        </draw:connector>
        <draw:custom-shape draw:style-name="gr48" draw:text-style-name="P10" xml:id="id36" draw:id="id36" draw:layer="layout" svg:width="0.279cm" svg:height="0.979cm" svg:x="10.336cm" svg:y="14.4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draw:layer="layout" svg:width="0.279cm" svg:height="0.979cm" svg:x="10.614cm" svg:y="14.43cm">
          <text:p/>
          <draw:enhanced-geometry svg:viewBox="0 0 21600 21600" draw:type="rectangle" draw:enhanced-path="M 0 0 L 21600 0 21600 21600 0 21600 0 0 Z N"/>
        </draw:custom-shape>
        <draw:connector draw:style-name="gr45" draw:text-style-name="P16" draw:layer="layout" svg:x1="10.475cm" svg:y1="15.409cm" svg:x2="2.27cm" svg:y2="15.92cm" draw:start-shape="id36" draw:start-glue-point="2" draw:end-shape="id37" draw:end-glue-point="1" svg:d="M10475 15409v513h-4179v-2h-4026" svg:viewBox="0 0 8206 514">
          <text:p/>
        </draw:connector>
        <draw:custom-shape draw:style-name="gr48" draw:text-style-name="P10" xml:id="id2" draw:id="id2" draw:layer="layout" svg:width="0.279cm" svg:height="0.979cm" svg:x="12.642cm" svg:y="14.4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38" draw:id="id38" draw:layer="layout" svg:width="0.279cm" svg:height="0.979cm" svg:x="13.419cm" svg:y="14.43cm">
          <text:p/>
          <draw:enhanced-geometry svg:viewBox="0 0 21600 21600" draw:type="rectangle" draw:enhanced-path="M 0 0 L 21600 0 21600 21600 0 21600 0 0 Z N"/>
        </draw:custom-shape>
        <draw:connector draw:style-name="gr45" draw:text-style-name="P16" draw:layer="layout" svg:x1="13.558cm" svg:y1="15.409cm" svg:x2="15.447cm" svg:y2="17.694cm" draw:start-shape="id38" draw:start-glue-point="2" draw:end-shape="id39" draw:end-glue-point="0" svg:d="M13558 15409v1148h1889v1137" svg:viewBox="0 0 1890 2286">
          <text:p/>
        </draw:connector>
        <draw:custom-shape draw:style-name="gr50" draw:text-style-name="P10" xml:id="id4" draw:id="id4" draw:layer="layout" svg:width="0.268cm" svg:height="0.977cm" svg:x="18.814cm" svg:y="14.43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6" draw:id="id6" draw:layer="layout" svg:width="0.279cm" svg:height="0.979cm" svg:x="19.085cm" svg:y="14.43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30" draw:text-style-name="P12" draw:layer="layout" svg:width="14.1cm" svg:height="2cm" svg:x="8.4cm" svg:y="1.601cm">
          <text:p text:style-name="P11">FUT2</text:p>
          <text:p text:style-name="P11">Pig and human protein alignmen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frame draw:style-name="gr51" draw:text-style-name="P10" draw:layer="layout" svg:width="17.783cm" svg:height="12.642cm" svg:x="7.364cm" svg:y="5.129cm">
            <draw:image xlink:href="Pictures/10000001000003EA000002660B9EEF8BBF3C2D5D.png" xlink:type="simple" xlink:show="embed" xlink:actuate="onLoad" draw:mime-type="image/png">
              <text:p/>
            </draw:image>
          </draw:frame>
          <draw:frame draw:style-name="gr52" draw:text-style-name="P10" draw:layer="layout" svg:width="1.832cm" svg:height="12.642cm" svg:x="5.619cm" svg:y="5.173cm">
            <draw:image xlink:href="Pictures/10000001000003EA000002660B9EEF8BBF3C2D5D.png" xlink:type="simple" xlink:show="embed" xlink:actuate="onLoad" draw:mime-type="image/png">
              <text:p/>
            </draw:image>
          </draw:frame>
        </draw:g>
        <draw:line draw:style-name="gr53" draw:text-style-name="P8" draw:layer="layout" svg:x1="10.318cm" svg:y1="5.005cm" svg:x2="10.274cm" svg:y2="18.94cm">
          <text:p/>
        </draw:line>
        <draw:line draw:style-name="gr53" draw:text-style-name="P8" draw:layer="layout" svg:x1="12.986cm" svg:y1="4.521cm" svg:x2="12.942cm" svg:y2="18.456cm">
          <text:p/>
        </draw:line>
        <draw:line draw:style-name="gr53" draw:text-style-name="P8" draw:layer="layout" svg:x1="15.654cm" svg:y1="4.301cm" svg:x2="15.61cm" svg:y2="18.236cm">
          <text:p/>
        </draw:line>
        <draw:line draw:style-name="gr53" draw:text-style-name="P8" draw:layer="layout" svg:x1="18.3cm" svg:y1="4.412cm" svg:x2="18.256cm" svg:y2="18.347cm">
          <text:p/>
        </draw:line>
        <draw:line draw:style-name="gr53" draw:text-style-name="P8" draw:layer="layout" svg:x1="21.056cm" svg:y1="4.192cm" svg:x2="21.012cm" svg:y2="18.127cm">
          <text:p/>
        </draw:line>
        <draw:custom-shape draw:style-name="gr48" draw:text-style-name="P10" xml:id="id41" draw:id="id41" draw:layer="layout" svg:width="0.279cm" svg:height="0.979cm" svg:x="12.695cm" svg:y="9.58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xml:id="id40" draw:id="id40" draw:layer="layout" svg:width="1.71cm" svg:height="1.118cm" svg:x="2.69cm" svg:y="8.464cm">
          <text:p text:style-name="P14"><text:span text:style-name="T5">a418t</text:span></text:p>
          <text:p text:style-name="P14"><text:span text:style-name="T5">I140F</text:span></text:p>
          <draw:enhanced-geometry svg:viewBox="0 0 21600 21600" draw:type="rectangle" draw:enhanced-path="M 0 0 L 21600 0 21600 21600 0 21600 0 0 Z N"/>
        </draw:custom-shape>
        <draw:connector draw:style-name="gr49" draw:text-style-name="P16" draw:layer="layout" svg:x1="4.4cm" svg:y1="9.023cm" svg:x2="12.834cm" svg:y2="9.586cm" draw:start-shape="id40" draw:start-glue-point="1" draw:end-shape="id41" draw:end-glue-point="0" svg:d="M4400 9023h8434v563" svg:viewBox="0 0 8435 564">
          <text:p/>
        </draw:connector>
        <draw:custom-shape draw:style-name="gr48" draw:text-style-name="P10" xml:id="id42" draw:id="id42" draw:layer="layout" svg:width="0.279cm" svg:height="0.979cm" svg:x="16.443cm" svg:y="9.563cm">
          <text:p/>
          <draw:enhanced-geometry svg:viewBox="0 0 21600 21600" draw:type="rectangle" draw:enhanced-path="M 0 0 L 21600 0 21600 21600 0 21600 0 0 Z N"/>
        </draw:custom-shape>
        <draw:connector draw:style-name="gr49" draw:text-style-name="P16" draw:layer="layout" svg:x1="16.582cm" svg:y1="10.542cm" svg:x2="25.531cm" svg:y2="11.228cm" draw:start-shape="id42" draw:start-glue-point="2" draw:end-shape="id43" draw:end-glue-point="3" svg:d="M16582 10542v686h8949" svg:viewBox="0 0 8950 687">
          <text:p/>
        </draw:connector>
        <draw:custom-shape draw:style-name="gr54" draw:text-style-name="P15" xml:id="id43" draw:id="id43" draw:layer="layout" svg:width="2.624cm" svg:height="1.118cm" svg:x="25.531cm" svg:y="10.669cm">
          <text:p text:style-name="P14"><text:span text:style-name="T5">g461a</text:span></text:p>
          <text:p text:style-name="P14"><text:span text:style-name="T5">W154stop</text:span></text:p>
          <draw:enhanced-geometry svg:viewBox="0 0 21600 21600" draw:type="rectangle" draw:enhanced-path="M 0 0 L 21600 0 21600 21600 0 21600 0 0 Z N"/>
        </draw:custom-shape>
        <draw:custom-shape draw:style-name="gr48" draw:text-style-name="P10" draw:layer="layout" svg:width="0.279cm" svg:height="0.979cm" svg:x="16.723cm" svg:y="13.89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3T16:57:49.599838593</meta:creation-date>
    <dc:date>2023-04-20T10:06:34.553804627</dc:date>
    <meta:editing-duration>P16DT14H14M41S</meta:editing-duration>
    <meta:editing-cycles>10</meta:editing-cycles>
    <meta:generator>LibreOffice/7.3.7.2$Linux_X86_64 LibreOffice_project/30$Build-2</meta:generator>
    <meta:document-statistic meta:object-count="193"/>
  </office:meta>
</office:document-meta>
</file>